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9.3634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_HAT_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T #</text:p>
          </table:table-cell>
          <table:table-cell office:value-type="string" calcext:value-type="string">
            <text:p>ORDER LINK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10K ohm</text:p>
          </table:table-cell>
          <table:table-cell office:value-type="string" calcext:value-type="string">
            <text:p>R8:R13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AVE</text:p>
          </table:table-cell>
          <table:table-cell/>
        </table:table-row>
        <table:table-row table:style-name="ro1">
          <table:table-cell office:value-type="string" calcext:value-type="string">
            <text:p>604K ohm</text:p>
          </table:table-cell>
          <table:table-cell office:value-type="string" calcext:value-type="string">
            <text:p>R2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https://www.digikey.com/en/products/detail/te-connectivity-passive-product/RQ73C2B604KBTD/9480491#fromHistor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5K ohm</text:p>
          </table:table-cell>
          <table:table-cell office:value-type="string" calcext:value-type="string">
            <text:p>R3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digikey.com/en/products/detail/te-connectivity-passive-product/CRG0805F15K/2380847#fromHistor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 ohm</text:p>
          </table:table-cell>
          <table:table-cell office:value-type="string" calcext:value-type="string">
            <text:p>R4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https://www.digikey.com/en/products/detail/te-connectivity-passive-product/CPF-A-0603B20RE/5583810#fromHistor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7.68K ohm</text:p>
          </table:table-cell>
          <table:table-cell office:value-type="string" calcext:value-type="string">
            <text:p>R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digikey.com/en/products/detail/te-connectivity-passive-product/RQ73C2A7K68BTD/94807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700 ohm</text:p>
          </table:table-cell>
          <table:table-cell office:value-type="string" calcext:value-type="string">
            <text:p>R6:R7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https://www.digikey.com/en/products/detail/te-connectivity-passive-product/RP73PF1J698RBTDF/4033561#fromHistor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.2K ohm</text:p>
          </table:table-cell>
          <table:table-cell office:value-type="string" calcext:value-type="string">
            <text:p>R14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digikey.com/en/products/detail/yageo/RC0805FR-0740K2L/7279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2uF</text:p>
          </table:table-cell>
          <table:table-cell office:value-type="string" calcext:value-type="string">
            <text:p>C1,C5:C7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ttps://www.digikey.com/en/products/detail/samsung-electro-mechanics/CL32A226KAJNNNE/3886759#fromHistor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2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ttps://www.digikey.com/en/products/detail/w%C3%BCrth-elektronik/885012209019/5453575#fromHistor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nF</text:p>
          </table:table-cell>
          <table:table-cell office:value-type="string" calcext:value-type="string">
            <text:p>C3:C4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https://www.digikey.com/en/products/detail/w%C3%BCrth-elektronik/885012006044/5453641#fromHistor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6.8nF</text:p>
          </table:table-cell>
          <table:table-cell office:value-type="string" calcext:value-type="string">
            <text:p>C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https://www.digikey.com/en/products/detail/tdk-corporation/C1608C0G1E682J080AA/970431#fromHistor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0pF</text:p>
          </table:table-cell>
          <table:table-cell office:value-type="string" calcext:value-type="string">
            <text:p>C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https://www.digikey.com/en/products/detail/kemet/C0603C100J3HAC7867/7946556#fromHistor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.9uH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https://www.mouser.com/ProductDetail/Coiltronics-Eaton/SD7030-5R0-R?qs=ybuMVFYFgVIfIkMqqaGZig%3D%3D#fromHistor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0uH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https://www.digikey.com/en/products/detail/murata-power-solutions-inc/1422435C/1924834#fromHistor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-mosfet</text:p>
          </table:table-cell>
          <table:table-cell office:value-type="string" calcext:value-type="string">
            <text:p>Q1:Q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https://www.mouser.com/ProductDetail/Taiwan-Semiconductor/BSS138-RFG?qs=CiayqK2gdcIdWgbW3EO6bQ%3D%3D&amp;mgh=1#fromHistor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uck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https://www.mouser.com/ProductDetail/Monolithic-Power-Systems-MPS/MP2393GTL-Z?qs=YCa%2FAAYMW02wfKsqEy92eA%3D%3D#fromHistory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2T14:46:22.566452426</dc:date>
    <meta:editing-duration>PT10M15S</meta:editing-duration>
    <meta:editing-cycles>1</meta:editing-cycles>
    <meta:document-statistic meta:table-count="1" meta:cell-count="84" meta:object-count="0"/>
    <meta:generator>LibreOffice/7.3.6.2$Linux_X86_64 LibreOffice_project/30$Build-2</meta:generator>
  </office:meta>
</office:document-meta>
</file>